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77mm"/>
    </style:style>
    <style:style style:name="co2" style:family="table-column">
      <style:table-column-properties fo:break-before="auto" style:column-width="61.6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75.35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92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0.85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ObservableCalcul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ompu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Cartesian product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index requested is out of source collection</text:p>
            <text:p>range ScalarCompu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17:48:20.60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4-11T17:55:09.893000000</dc:date>
    <meta:generator>LibreOffice/6.3.0.4$Windows_X86_64 LibreOffice_project/057fc023c990d676a43019934386b85b21a9ee99</meta:generator>
    <meta:editing-duration>PT35M34S</meta:editing-duration>
    <meta:editing-cycles>7</meta:editing-cycles>
    <meta:document-statistic meta:table-count="2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